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6745.340315" calcext:value-type="float">
            <text:p>26745.340315</text:p>
          </table:table-cell>
          <table:table-cell table:formula="of:=[.H2]/24/365" office:value-type="float" office:value="3.05312104052511" calcext:value-type="float">
            <text:p>3.0531210405251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044.242" calcext:value-type="float">
            <text:p>4044.2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7" calcext:value-type="float">
            <text:p>283457</text:p>
          </table:table-cell>
          <table:table-cell office:value-type="float" office:value="48.06889" calcext:value-type="float">
            <text:p>48.06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8" calcext:value-type="float">
            <text:p>283458</text:p>
          </table:table-cell>
          <table:table-cell office:value-type="float" office:value="49.94417" calcext:value-type="float">
            <text:p>49.94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59" calcext:value-type="float">
            <text:p>283459</text:p>
          </table:table-cell>
          <table:table-cell office:value-type="float" office:value="47.5375" calcext:value-type="float">
            <text:p>47.5375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0" calcext:value-type="float">
            <text:p>283460</text:p>
          </table:table-cell>
          <table:table-cell office:value-type="float" office:value="51.54972" calcext:value-type="float">
            <text:p>51.54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1" calcext:value-type="float">
            <text:p>283461</text:p>
          </table:table-cell>
          <table:table-cell office:value-type="float" office:value="50.35167" calcext:value-type="float">
            <text:p>50.35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2" calcext:value-type="float">
            <text:p>283462</text:p>
          </table:table-cell>
          <table:table-cell office:value-type="float" office:value="54.73" calcext:value-type="float">
            <text:p>54.7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3" calcext:value-type="float">
            <text:p>283463</text:p>
          </table:table-cell>
          <table:table-cell office:value-type="float" office:value="47.53278" calcext:value-type="float">
            <text:p>47.532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4" calcext:value-type="float">
            <text:p>283464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5" calcext:value-type="float">
            <text:p>283465</text:p>
          </table:table-cell>
          <table:table-cell office:value-type="float" office:value="48.31722" calcext:value-type="float">
            <text:p>48.31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6" calcext:value-type="float">
            <text:p>283466</text:p>
          </table:table-cell>
          <table:table-cell office:value-type="float" office:value="50.03778" calcext:value-type="float">
            <text:p>50.03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7" calcext:value-type="float">
            <text:p>283467</text:p>
          </table:table-cell>
          <table:table-cell office:value-type="float" office:value="50.02361" calcext:value-type="float">
            <text:p>50.02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8" calcext:value-type="float">
            <text:p>283468</text:p>
          </table:table-cell>
          <table:table-cell office:value-type="float" office:value="50.07694" calcext:value-type="float">
            <text:p>50.076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69" calcext:value-type="float">
            <text:p>283469</text:p>
          </table:table-cell>
          <table:table-cell office:value-type="float" office:value="49.69861" calcext:value-type="float">
            <text:p>49.69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0" calcext:value-type="float">
            <text:p>283470</text:p>
          </table:table-cell>
          <table:table-cell office:value-type="float" office:value="49.57472" calcext:value-type="float">
            <text:p>49.57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1" calcext:value-type="float">
            <text:p>283471</text:p>
          </table:table-cell>
          <table:table-cell office:value-type="float" office:value="49.61167" calcext:value-type="float">
            <text:p>49.61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2" calcext:value-type="float">
            <text:p>283472</text:p>
          </table:table-cell>
          <table:table-cell office:value-type="float" office:value="49.66833" calcext:value-type="float">
            <text:p>49.668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3" calcext:value-type="float">
            <text:p>283473</text:p>
          </table:table-cell>
          <table:table-cell office:value-type="float" office:value="49.61806" calcext:value-type="float">
            <text:p>49.618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4" calcext:value-type="float">
            <text:p>283474</text:p>
          </table:table-cell>
          <table:table-cell office:value-type="float" office:value="43.66306" calcext:value-type="float">
            <text:p>43.663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5" calcext:value-type="float">
            <text:p>283475</text:p>
          </table:table-cell>
          <table:table-cell office:value-type="float" office:value="49.815" calcext:value-type="float">
            <text:p>49.815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6" calcext:value-type="float">
            <text:p>283476</text:p>
          </table:table-cell>
          <table:table-cell office:value-type="float" office:value="47.65528" calcext:value-type="float">
            <text:p>47.65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7" calcext:value-type="float">
            <text:p>283477</text:p>
          </table:table-cell>
          <table:table-cell office:value-type="float" office:value="37.67361" calcext:value-type="float">
            <text:p>37.67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8" calcext:value-type="float">
            <text:p>283478</text:p>
          </table:table-cell>
          <table:table-cell office:value-type="float" office:value="37.76" calcext:value-type="float">
            <text:p>37.7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79" calcext:value-type="float">
            <text:p>283479</text:p>
          </table:table-cell>
          <table:table-cell office:value-type="float" office:value="50.065" calcext:value-type="float">
            <text:p>50.065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0" calcext:value-type="float">
            <text:p>283480</text:p>
          </table:table-cell>
          <table:table-cell office:value-type="float" office:value="37.72917" calcext:value-type="float">
            <text:p>37.729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1" calcext:value-type="float">
            <text:p>283481</text:p>
          </table:table-cell>
          <table:table-cell office:value-type="float" office:value="38.25111" calcext:value-type="float">
            <text:p>38.251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2" calcext:value-type="float">
            <text:p>283482</text:p>
          </table:table-cell>
          <table:table-cell office:value-type="float" office:value="37.71944" calcext:value-type="float">
            <text:p>37.719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3" calcext:value-type="float">
            <text:p>283483</text:p>
          </table:table-cell>
          <table:table-cell office:value-type="float" office:value="37.67722" calcext:value-type="float">
            <text:p>37.67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4" calcext:value-type="float">
            <text:p>283484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5" calcext:value-type="float">
            <text:p>283485</text:p>
          </table:table-cell>
          <table:table-cell office:value-type="float" office:value="48.35444" calcext:value-type="float">
            <text:p>48.35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6" calcext:value-type="float">
            <text:p>283486</text:p>
          </table:table-cell>
          <table:table-cell office:value-type="float" office:value="48.33056" calcext:value-type="float">
            <text:p>48.33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7" calcext:value-type="float">
            <text:p>283487</text:p>
          </table:table-cell>
          <table:table-cell office:value-type="float" office:value="50.04083" calcext:value-type="float">
            <text:p>50.04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8" calcext:value-type="float">
            <text:p>283488</text:p>
          </table:table-cell>
          <table:table-cell office:value-type="float" office:value="39.25139" calcext:value-type="float">
            <text:p>39.251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89" calcext:value-type="float">
            <text:p>283489</text:p>
          </table:table-cell>
          <table:table-cell office:value-type="float" office:value="39.23556" calcext:value-type="float">
            <text:p>39.235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0" calcext:value-type="float">
            <text:p>283490</text:p>
          </table:table-cell>
          <table:table-cell office:value-type="float" office:value="48.38667" calcext:value-type="float">
            <text:p>48.38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1" calcext:value-type="float">
            <text:p>283491</text:p>
          </table:table-cell>
          <table:table-cell office:value-type="float" office:value="43.24806" calcext:value-type="float">
            <text:p>43.248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2" calcext:value-type="float">
            <text:p>283492</text:p>
          </table:table-cell>
          <table:table-cell office:value-type="float" office:value="44.95472" calcext:value-type="float">
            <text:p>44.95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3" calcext:value-type="float">
            <text:p>283493</text:p>
          </table:table-cell>
          <table:table-cell office:value-type="float" office:value="50.27972" calcext:value-type="float">
            <text:p>50.27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4" calcext:value-type="float">
            <text:p>283494</text:p>
          </table:table-cell>
          <table:table-cell office:value-type="float" office:value="48.55111" calcext:value-type="float">
            <text:p>48.551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5" calcext:value-type="float">
            <text:p>283495</text:p>
          </table:table-cell>
          <table:table-cell office:value-type="float" office:value="50.39972" calcext:value-type="float">
            <text:p>50.39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6" calcext:value-type="float">
            <text:p>283496</text:p>
          </table:table-cell>
          <table:table-cell office:value-type="float" office:value="48.44056" calcext:value-type="float">
            <text:p>48.44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7" calcext:value-type="float">
            <text:p>283497</text:p>
          </table:table-cell>
          <table:table-cell office:value-type="float" office:value="48.40472" calcext:value-type="float">
            <text:p>48.40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8" calcext:value-type="float">
            <text:p>283498</text:p>
          </table:table-cell>
          <table:table-cell office:value-type="float" office:value="48.31472" calcext:value-type="float">
            <text:p>48.31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499" calcext:value-type="float">
            <text:p>283499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0" calcext:value-type="float">
            <text:p>283500</text:p>
          </table:table-cell>
          <table:table-cell office:value-type="float" office:value="48.42" calcext:value-type="float">
            <text:p>48.4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1" calcext:value-type="float">
            <text:p>283501</text:p>
          </table:table-cell>
          <table:table-cell office:value-type="float" office:value="45.41528" calcext:value-type="float">
            <text:p>45.41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2" calcext:value-type="float">
            <text:p>283502</text:p>
          </table:table-cell>
          <table:table-cell office:value-type="float" office:value="50.76472" calcext:value-type="float">
            <text:p>50.76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3" calcext:value-type="float">
            <text:p>283503</text:p>
          </table:table-cell>
          <table:table-cell office:value-type="float" office:value="49.95472" calcext:value-type="float">
            <text:p>49.95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4" calcext:value-type="float">
            <text:p>283504</text:p>
          </table:table-cell>
          <table:table-cell office:value-type="float" office:value="50.47222" calcext:value-type="float">
            <text:p>50.47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5" calcext:value-type="float">
            <text:p>283505</text:p>
          </table:table-cell>
          <table:table-cell office:value-type="float" office:value="47.62611" calcext:value-type="float">
            <text:p>47.62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6" calcext:value-type="float">
            <text:p>283506</text:p>
          </table:table-cell>
          <table:table-cell office:value-type="float" office:value="41.12861" calcext:value-type="float">
            <text:p>41.12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7" calcext:value-type="float">
            <text:p>283507</text:p>
          </table:table-cell>
          <table:table-cell office:value-type="float" office:value="41.72028" calcext:value-type="float">
            <text:p>41.72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8" calcext:value-type="float">
            <text:p>283508</text:p>
          </table:table-cell>
          <table:table-cell office:value-type="float" office:value="40.88111" calcext:value-type="float">
            <text:p>40.881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09" calcext:value-type="float">
            <text:p>283509</text:p>
          </table:table-cell>
          <table:table-cell office:value-type="float" office:value="41.71083" calcext:value-type="float">
            <text:p>41.71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0" calcext:value-type="float">
            <text:p>283510</text:p>
          </table:table-cell>
          <table:table-cell office:value-type="float" office:value="40.88167" calcext:value-type="float">
            <text:p>40.88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1" calcext:value-type="float">
            <text:p>283511</text:p>
          </table:table-cell>
          <table:table-cell office:value-type="float" office:value="37.69083" calcext:value-type="float">
            <text:p>37.69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2" calcext:value-type="float">
            <text:p>283512</text:p>
          </table:table-cell>
          <table:table-cell office:value-type="float" office:value="38.25806" calcext:value-type="float">
            <text:p>38.2580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3" calcext:value-type="float">
            <text:p>283513</text:p>
          </table:table-cell>
          <table:table-cell office:value-type="float" office:value="43.84889" calcext:value-type="float">
            <text:p>43.84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4" calcext:value-type="float">
            <text:p>283514</text:p>
          </table:table-cell>
          <table:table-cell office:value-type="float" office:value="45.35444" calcext:value-type="float">
            <text:p>45.35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5" calcext:value-type="float">
            <text:p>283515</text:p>
          </table:table-cell>
          <table:table-cell office:value-type="float" office:value="37.70611" calcext:value-type="float">
            <text:p>37.70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6" calcext:value-type="float">
            <text:p>283516</text:p>
          </table:table-cell>
          <table:table-cell office:value-type="float" office:value="37.62583" calcext:value-type="float">
            <text:p>37.625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7" calcext:value-type="float">
            <text:p>283517</text:p>
          </table:table-cell>
          <table:table-cell office:value-type="float" office:value="37.72417" calcext:value-type="float">
            <text:p>37.72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8" calcext:value-type="float">
            <text:p>283518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19" calcext:value-type="float">
            <text:p>283519</text:p>
          </table:table-cell>
          <table:table-cell office:value-type="float" office:value="37.68722" calcext:value-type="float">
            <text:p>37.68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0" calcext:value-type="float">
            <text:p>283520</text:p>
          </table:table-cell>
          <table:table-cell office:value-type="float" office:value="38.23861" calcext:value-type="float">
            <text:p>38.23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1" calcext:value-type="float">
            <text:p>283521</text:p>
          </table:table-cell>
          <table:table-cell office:value-type="float" office:value="37.67667" calcext:value-type="float">
            <text:p>37.67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2" calcext:value-type="float">
            <text:p>283522</text:p>
          </table:table-cell>
          <table:table-cell office:value-type="float" office:value="37.62722" calcext:value-type="float">
            <text:p>37.627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3" calcext:value-type="float">
            <text:p>283523</text:p>
          </table:table-cell>
          <table:table-cell office:value-type="float" office:value="37.67889" calcext:value-type="float">
            <text:p>37.678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4" calcext:value-type="float">
            <text:p>283524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5" calcext:value-type="float">
            <text:p>283525</text:p>
          </table:table-cell>
          <table:table-cell office:value-type="float" office:value="41.54389" calcext:value-type="float">
            <text:p>41.54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6" calcext:value-type="float">
            <text:p>283526</text:p>
          </table:table-cell>
          <table:table-cell office:value-type="float" office:value="37.75222" calcext:value-type="float">
            <text:p>37.75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7" calcext:value-type="float">
            <text:p>283527</text:p>
          </table:table-cell>
          <table:table-cell office:value-type="float" office:value="37.71972" calcext:value-type="float">
            <text:p>37.719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8" calcext:value-type="float">
            <text:p>283528</text:p>
          </table:table-cell>
          <table:table-cell office:value-type="float" office:value="39.96167" calcext:value-type="float">
            <text:p>39.96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29" calcext:value-type="float">
            <text:p>283529</text:p>
          </table:table-cell>
          <table:table-cell office:value-type="float" office:value="45.91083" calcext:value-type="float">
            <text:p>45.91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0" calcext:value-type="float">
            <text:p>283530</text:p>
          </table:table-cell>
          <table:table-cell office:value-type="float" office:value="51.62667" calcext:value-type="float">
            <text:p>51.62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1" calcext:value-type="float">
            <text:p>283531</text:p>
          </table:table-cell>
          <table:table-cell office:value-type="float" office:value="51.75028" calcext:value-type="float">
            <text:p>51.75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2" calcext:value-type="float">
            <text:p>283532</text:p>
          </table:table-cell>
          <table:table-cell office:value-type="float" office:value="37.71556" calcext:value-type="float">
            <text:p>37.715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3" calcext:value-type="float">
            <text:p>283533</text:p>
          </table:table-cell>
          <table:table-cell office:value-type="float" office:value="49.35333" calcext:value-type="float">
            <text:p>49.353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4" calcext:value-type="float">
            <text:p>283534</text:p>
          </table:table-cell>
          <table:table-cell office:value-type="float" office:value="48.45056" calcext:value-type="float">
            <text:p>48.45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5" calcext:value-type="float">
            <text:p>283535</text:p>
          </table:table-cell>
          <table:table-cell office:value-type="float" office:value="40.26528" calcext:value-type="float">
            <text:p>40.26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6" calcext:value-type="float">
            <text:p>283536</text:p>
          </table:table-cell>
          <table:table-cell office:value-type="float" office:value="37.09389" calcext:value-type="float">
            <text:p>37.0938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7" calcext:value-type="float">
            <text:p>283537</text:p>
          </table:table-cell>
          <table:table-cell office:value-type="float" office:value="54.48639" calcext:value-type="float">
            <text:p>54.48639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8" calcext:value-type="float">
            <text:p>283538</text:p>
          </table:table-cell>
          <table:table-cell office:value-type="float" office:value="37.69667" calcext:value-type="float">
            <text:p>37.696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39" calcext:value-type="float">
            <text:p>283539</text:p>
          </table:table-cell>
          <table:table-cell office:value-type="float" office:value="39.66444" calcext:value-type="float">
            <text:p>39.6644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0" calcext:value-type="float">
            <text:p>283540</text:p>
          </table:table-cell>
          <table:table-cell office:value-type="float" office:value="37.66694" calcext:value-type="float">
            <text:p>37.66694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1" calcext:value-type="float">
            <text:p>283541</text:p>
          </table:table-cell>
          <table:table-cell office:value-type="float" office:value="37.68361" calcext:value-type="float">
            <text:p>37.68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2" calcext:value-type="float">
            <text:p>283542</text:p>
          </table:table-cell>
          <table:table-cell office:value-type="float" office:value="37.63833" calcext:value-type="float">
            <text:p>37.6383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3" calcext:value-type="float">
            <text:p>283543</text:p>
          </table:table-cell>
          <table:table-cell office:value-type="float" office:value="40.25028" calcext:value-type="float">
            <text:p>40.250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4" calcext:value-type="float">
            <text:p>283544</text:p>
          </table:table-cell>
          <table:table-cell office:value-type="float" office:value="37.66222" calcext:value-type="float">
            <text:p>37.6622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5" calcext:value-type="float">
            <text:p>283545</text:p>
          </table:table-cell>
          <table:table-cell office:value-type="float" office:value="40.42167" calcext:value-type="float">
            <text:p>40.4216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6" calcext:value-type="float">
            <text:p>283546</text:p>
          </table:table-cell>
          <table:table-cell office:value-type="float" office:value="41.38417" calcext:value-type="float">
            <text:p>41.38417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7" calcext:value-type="float">
            <text:p>283547</text:p>
          </table:table-cell>
          <table:table-cell office:value-type="float" office:value="37.73083" calcext:value-type="float">
            <text:p>37.73083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8" calcext:value-type="float">
            <text:p>283548</text:p>
          </table:table-cell>
          <table:table-cell office:value-type="float" office:value="37.82778" calcext:value-type="float">
            <text:p>37.82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49" calcext:value-type="float">
            <text:p>283549</text:p>
          </table:table-cell>
          <table:table-cell office:value-type="float" office:value="37.65361" calcext:value-type="float">
            <text:p>37.65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0" calcext:value-type="float">
            <text:p>283550</text:p>
          </table:table-cell>
          <table:table-cell office:value-type="float" office:value="37.66472" calcext:value-type="float">
            <text:p>37.66472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1" calcext:value-type="float">
            <text:p>283551</text:p>
          </table:table-cell>
          <table:table-cell office:value-type="float" office:value="37.69861" calcext:value-type="float">
            <text:p>37.698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2" calcext:value-type="float">
            <text:p>283552</text:p>
          </table:table-cell>
          <table:table-cell office:value-type="float" office:value="47.20611" calcext:value-type="float">
            <text:p>47.2061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3" calcext:value-type="float">
            <text:p>283553</text:p>
          </table:table-cell>
          <table:table-cell office:value-type="float" office:value="55.78056" calcext:value-type="float">
            <text:p>55.78056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4" calcext:value-type="float">
            <text:p>283554</text:p>
          </table:table-cell>
          <table:table-cell office:value-type="float" office:value="39.09528" calcext:value-type="float">
            <text:p>39.0952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5" calcext:value-type="float">
            <text:p>283555</text:p>
          </table:table-cell>
          <table:table-cell office:value-type="float" office:value="51.97361" calcext:value-type="float">
            <text:p>51.97361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02/11/2022 – 10:30</text:p>
          </table:table-cell>
          <table:table-cell office:value-type="float" office:value="9.8" calcext:value-type="float">
            <text:p>9.8</text:p>
          </table:table-cell>
          <table:table-cell office:value-type="float" office:value="283556" calcext:value-type="float">
            <text:p>283556</text:p>
          </table:table-cell>
          <table:table-cell office:value-type="float" office:value="50.69778" calcext:value-type="float">
            <text:p>50.69778</text:p>
          </table:table-cell>
          <table:table-cell table:style-name="ce8" office:value-type="string" calcext:value-type="string">
            <text:p>15/11/21 – 11:34</text:p>
          </table:table-cell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1-02T10:32:47.925166451</dc:date>
    <meta:editing-duration>P6DT19M28S</meta:editing-duration>
    <meta:editing-cycles>325</meta:editing-cycles>
    <meta:document-statistic meta:table-count="1" meta:cell-count="9338" meta:object-count="0"/>
  </office:meta>
</office:document-meta>
</file>